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077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35cm" svg:stroke-color="#0099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5cm" fo:min-width="0.25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87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3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05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.11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.11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3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499cm" fo:min-width="0.249cm" fo:padding-top="0.142cm" fo:padding-bottom="0.142cm" fo:padding-left="0.267cm" fo:padding-right="0.26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05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6.273cm" fo:min-width="5.774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81cm" svg:stroke-color="#ff66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draw:auto-grow-height="false" fo:min-height="0.695cm" fo:min-width="0.445cm" fo:padding-top="0.165cm" fo:padding-bottom="0.165cm" fo:padding-left="0.29cm" fo:padding-right="0.29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81cm" svg:stroke-color="#009900" draw:marker-start="" draw:marker-start-width="0.321cm" draw:marker-start-center="false" draw:marker-end="" draw:marker-end-width="0.321cm" draw:marker-end-center="false" draw:fill="none" draw:fill-color="#ffffff" draw:opacity="100%" draw:textarea-horizontal-align="justify" draw:textarea-vertical-align="middle" draw:auto-grow-height="false" fo:min-height="0.696cm" fo:min-width="0.446cm" fo:padding-top="0.165cm" fo:padding-bottom="0.165cm" fo:padding-left="0.29cm" fo:padding-right="0.29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729fc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81cm" svg:stroke-color="#ff66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draw:auto-grow-height="false" fo:min-height="0.694cm" fo:min-width="0.445cm" fo:padding-top="0.165cm" fo:padding-bottom="0.165cm" fo:padding-left="0.29cm" fo:padding-right="0.29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81cm" svg:stroke-color="#0099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draw:auto-grow-height="false" fo:min-height="0.696cm" fo:min-width="0.445cm" fo:padding-top="0.165cm" fo:padding-bottom="0.165cm" fo:padding-left="0.29cm" fo:padding-right="0.29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81cm" svg:stroke-color="#ff66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draw:auto-grow-height="false" fo:min-height="0.696cm" fo:min-width="0.446cm" fo:padding-top="0.165cm" fo:padding-bottom="0.165cm" fo:padding-left="0.29cm" fo:padding-right="0.29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33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cm" fo:min-width="0cm"/>
    </style:style>
    <style:style style:name="gr104" style:family="graphic" style:parent-style-name="standard">
      <style:graphic-properties svg:stroke-width="0.081cm" svg:stroke-color="#009900" draw:marker-start-width="0.321cm" draw:marker-end-width="0.321cm" draw:fill="none" draw:fill-color="#ffffff" draw:opacity="100%" draw:opacity-name="" draw:textarea-horizontal-align="justify" draw:textarea-vertical-align="middle" draw:auto-grow-height="false" fo:min-height="1.244cm" fo:min-width="0.995cm" fo:padding-top="0.165cm" fo:padding-bottom="0.165cm" fo:padding-left="0.29cm" fo:padding-right="0.29cm"/>
    </style:style>
    <style:style style:name="gr105" style:family="graphic" style:parent-style-name="standard">
      <style:graphic-properties draw:stroke="none" svg:stroke-color="#000000" draw:fill-color="#009900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stroke="none" svg:stroke-color="#000000" draw:fill-color="#ff33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svg:stroke-width="0.081cm" svg:stroke-color="#ff6600" draw:marker-start-width="0.321cm" draw:marker-end-width="0.321cm" draw:fill="none" draw:fill-color="#ffffff" draw:textarea-horizontal-align="justify" draw:textarea-vertical-align="middle" draw:auto-grow-height="false" fo:min-height="1.245cm" fo:min-width="0.995cm" fo:padding-top="0.165cm" fo:padding-bottom="0.165cm" fo:padding-left="0.29cm" fo:padding-right="0.29cm"/>
    </style:style>
    <style:style style:name="gr108" style:family="graphic" style:parent-style-name="standard">
      <style:graphic-properties svg:stroke-width="0.081cm" svg:stroke-color="#ff6600" draw:marker-start-width="0.321cm" draw:marker-end-width="0.321cm" draw:fill="none" draw:fill-color="#ffffff" draw:textarea-horizontal-align="justify" draw:textarea-vertical-align="middle" draw:auto-grow-height="false" fo:min-height="1.244cm" fo:min-width="0.994cm" fo:padding-top="0.165cm" fo:padding-bottom="0.165cm" fo:padding-left="0.29cm" fo:padding-right="0.29cm"/>
    </style:style>
    <style:style style:name="gr109" style:family="graphic" style:parent-style-name="standard">
      <style:graphic-properties svg:stroke-width="0.081cm" svg:stroke-color="#009900" draw:marker-start-width="0.321cm" draw:marker-end-width="0.321cm" draw:fill="none" draw:fill-color="#ffffff" draw:textarea-horizontal-align="justify" draw:textarea-vertical-align="middle" draw:auto-grow-height="false" fo:min-height="1.244cm" fo:min-width="0.994cm" fo:padding-top="0.165cm" fo:padding-bottom="0.165cm" fo:padding-left="0.29cm" fo:padding-right="0.29cm"/>
    </style:style>
    <style:style style:name="gr110" style:family="graphic" style:parent-style-name="standard">
      <style:graphic-properties svg:stroke-width="0.081cm" svg:stroke-color="#ff6600" draw:marker-start-width="0.321cm" draw:marker-end-width="0.321cm" draw:fill="none" draw:fill-color="#ffffff" draw:textarea-horizontal-align="justify" draw:textarea-vertical-align="middle" draw:auto-grow-height="false" fo:min-height="1.245cm" fo:min-width="0.994cm" fo:padding-top="0.165cm" fo:padding-bottom="0.165cm" fo:padding-left="0.29cm" fo:padding-right="0.29cm"/>
    </style:style>
    <style:style style:name="gr111" style:family="graphic" style:parent-style-name="standard">
      <style:graphic-properties draw:stroke="none" svg:stroke-color="#000000" draw:fill="none" draw:fill-color="#ffffff" fo:min-height="0.605cm"/>
    </style:style>
    <style:style style:name="gr112" style:family="graphic" style:parent-style-name="standard">
      <style:graphic-properties draw:stroke="none" svg:stroke-color="#000000" draw:fill-color="#009900" draw:textarea-horizontal-align="justify" draw:textarea-vertical-align="middle" draw:auto-grow-height="false" fo:min-height="0.15cm" fo:min-width="0cm"/>
    </style:style>
    <style:style style:name="gr113" style:family="graphic" style:parent-style-name="standard">
      <style:graphic-properties draw:stroke="none" svg:stroke-color="#000000" draw:fill-color="#ff3300" draw:textarea-horizontal-align="justify" draw:textarea-vertical-align="middle" draw:auto-grow-height="false" fo:min-height="0.15cm" fo:min-width="0cm"/>
    </style:style>
    <style:style style:name="gr114" style:family="graphic" style:parent-style-name="standard">
      <style:graphic-properties draw:stroke="none" svg:stroke-color="#000000" draw:fill="none" draw:fill-color="#ffffff" fo:min-height="0.55cm"/>
    </style:style>
    <style:style style:name="gr115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1.337cm"/>
    </style:style>
    <style:style style:name="gr116" style:family="graphic" style:parent-style-name="objectwithoutfill">
      <style:graphic-properties draw:marker-end="Arrow" draw:marker-end-width="0.3cm" draw:fill="none" draw:textarea-vertical-align="middle"/>
    </style:style>
    <style:style style:name="gr117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1.337cm"/>
    </style:style>
    <style:style style:name="gr118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Source Han Sans Regular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loext:graphic-properties draw:fill="none" draw:fill-color="#ffffff" draw:opacity="100%"/>
      <style:paragraph-properties fo:text-align="center"/>
    </style:style>
    <style:style style:name="P11" style:family="paragraph">
      <loext:graphic-properties draw:fill-color="#009900"/>
      <style:paragraph-properties fo:text-align="center"/>
    </style:style>
    <style:style style:name="P12" style:family="paragraph">
      <loext:graphic-properties draw:fill-color="#ff33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loext:graphic-properties draw:fill="none" draw:fill-color="#ffffff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Source Han Sans Regular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62cm" svg:height="0.461cm" svg:x="15.766cm" svg:y="4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08cm" svg:height="1.108cm" svg:x="15.489cm" svg:y="7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43cm" svg:height="1.837cm" svg:x="16.504cm" svg:y="4.449cm">
          <draw:text-box>
            <text:p text:style-name="P3"><text:span text:style-name="T1">B</text:span><text:span text:style-name="T1">a</text:span><text:span text:style-name="T1">t</text:span><text:span text:style-name="T1">h</text:span><text:span text:style-name="T1">y</text:span><text:span text:style-name="T1">m</text:span><text:span text:style-name="T1">e</text:span><text:span text:style-name="T1">t</text:span><text:span text:style-name="T1">r</text:span><text:span text:style-name="T1">y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s</text:span><text:span text:style-name="T1"> </text:span></text:p>
          </draw:text-box>
        </draw:frame>
        <draw:frame draw:style-name="gr4" draw:text-style-name="P4" draw:layer="layout" svg:width="3.784cm" svg:height="0.831cm" svg:x="16.504cm" svg:y="5.645cm">
          <draw:text-box>
            <text:p text:style-name="P3"><text:span text:style-name="T1">H</text:span><text:span text:style-name="T1">a</text:span><text:span text:style-name="T1">b</text:span><text:span text:style-name="T1">i</text:span><text:span text:style-name="T1">t</text:span><text:span text:style-name="T1">a</text:span><text:span text:style-name="T1">t</text:span><text:span text:style-name="T1"> </text:span><text:span text:style-name="T1">1</text:span></text:p>
          </draw:text-box>
        </draw:frame>
        <draw:frame draw:style-name="gr5" draw:text-style-name="P4" draw:layer="layout" svg:width="4.144cm" svg:height="1.411cm" svg:x="16.504cm" svg:y="7.72cm">
          <draw:text-box>
            <text:p text:style-name="P3"><text:span text:style-name="T1">H</text:span><text:span text:style-name="T1">a</text:span><text:span text:style-name="T1">b</text:span><text:span text:style-name="T1">it</text:span><text:span text:style-name="T1">a</text:span><text:span text:style-name="T1">t </text:span><text:span text:style-name="T1">1</text:span><text:span text:style-name="T1">-</text:span><text:span text:style-name="T1">d</text:span><text:span text:style-name="T1">o</text:span><text:span text:style-name="T1">m</text:span><text:span text:style-name="T1">i</text:span><text:span text:style-name="T1">n</text:span><text:span text:style-name="T1">a</text:span><text:span text:style-name="T1">n</text:span><text:span text:style-name="T1">t </text:span><text:span text:style-name="T1">a</text:span><text:span text:style-name="T1">r</text:span><text:span text:style-name="T1">e</text:span><text:span text:style-name="T1">a</text:span></text:p>
          </draw:text-box>
        </draw:frame>
        <draw:custom-shape draw:style-name="gr6" draw:text-style-name="P5" draw:layer="layout" svg:width="0.37cm" svg:height="0.369cm" svg:x="15.858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37cm" svg:height="0.369cm" svg:x="15.858cm" svg:y="6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3.784cm" svg:height="0.831cm" svg:x="16.504cm" svg:y="6.569cm">
          <draw:text-box>
            <text:p text:style-name="P3"><text:span text:style-name="T1">H</text:span><text:span text:style-name="T1">a</text:span><text:span text:style-name="T1">b</text:span><text:span text:style-name="T1">i</text:span><text:span text:style-name="T1">t</text:span><text:span text:style-name="T1">a</text:span><text:span text:style-name="T1">t </text:span><text:span text:style-name="T1">2</text:span></text:p>
          </draw:text-box>
        </draw:frame>
        <draw:custom-shape draw:style-name="gr9" draw:text-style-name="P2" draw:layer="layout" svg:width="1.107cm" svg:height="1.107cm" svg:x="15.481cm" svg:y="9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4.144cm" svg:height="1.411cm" svg:x="16.496cm" svg:y="9.198cm">
          <draw:text-box>
            <text:p text:style-name="P3"><text:span text:style-name="T1">H</text:span><text:span text:style-name="T1">a</text:span><text:span text:style-name="T1">b</text:span><text:span text:style-name="T1">i</text:span><text:span text:style-name="T1">t</text:span><text:span text:style-name="T1">a</text:span><text:span text:style-name="T1">t </text:span><text:span text:style-name="T1">2</text:span><text:span text:style-name="T1">-</text:span><text:span text:style-name="T1">d</text:span><text:span text:style-name="T1">o</text:span><text:span text:style-name="T1">m</text:span><text:span text:style-name="T1">i</text:span><text:span text:style-name="T1">n</text:span><text:span text:style-name="T1">a</text:span><text:span text:style-name="T1">n</text:span><text:span text:style-name="T1">t </text:span><text:span text:style-name="T1">a</text:span><text:span text:style-name="T1">r</text:span><text:span text:style-name="T1">e</text:span><text:span text:style-name="T1">a</text:span></text:p>
          </draw:text-box>
        </draw:frame>
        <draw:custom-shape draw:style-name="gr11" draw:text-style-name="P2" draw:layer="layout" svg:width="6.274cm" svg:height="6.523cm" svg:x="4.926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69cm" svg:height="0.186cm" svg:x="5.885cm" svg:y="4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69cm" svg:height="0.187cm" svg:x="7.326cm" svg:y="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17cm" svg:height="0.186cm" svg:x="8.783cm" svg:y="4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69cm" svg:height="0.185cm" svg:x="5.885cm" svg:y="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68cm" svg:height="0.186cm" svg:x="7.327cm" svg:y="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169cm" svg:height="0.186cm" svg:x="10.233cm" svg:y="4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169cm" svg:height="0.185cm" svg:x="10.233cm" svg:y="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69cm" svg:height="0.186cm" svg:x="5.885cm" svg:y="6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169cm" svg:height="0.186cm" svg:x="5.885cm" svg:y="6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169cm" svg:height="0.186cm" svg:x="5.885cm" svg:y="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169cm" svg:height="0.186cm" svg:x="7.326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7cm" svg:height="0.186cm" svg:x="8.783cm" svg:y="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169cm" svg:height="0.185cm" svg:x="5.885cm" svg:y="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168cm" svg:height="0.185cm" svg:x="7.327cm" svg:y="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169cm" svg:height="0.186cm" svg:x="5.885cm" svg:y="9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169cm" svg:height="0.186cm" svg:x="7.326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68cm" svg:height="0.185cm" svg:x="7.327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169cm" svg:height="0.186cm" svg:x="10.233cm" svg:y="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169cm" svg:height="0.185cm" svg:x="10.233cm" svg:y="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1.449cm" svg:height="1.449cm" svg:x="6.69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1.45cm" svg:height="1.45cm" svg:x="5.24cm" svg:y="8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162cm" svg:height="0.161cm" svg:x="8.776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169cm" svg:height="0.185cm" svg:x="7.334cm" svg:y="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169cm" svg:height="0.185cm" svg:x="7.334cm" svg:y="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17cm" svg:height="0.185cm" svg:x="8.783cm" svg:y="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169cm" svg:height="0.185cm" svg:x="10.225cm" svg:y="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17cm" svg:height="0.185cm" svg:x="8.783cm" svg:y="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168cm" svg:height="0.185cm" svg:x="10.226cm" svg:y="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169cm" svg:height="0.185cm" svg:x="5.885cm" svg:y="9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68cm" svg:height="0.185cm" svg:x="8.785cm" svg:y="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162cm" svg:height="0.161cm" svg:x="10.226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68cm" svg:height="0.185cm" svg:x="8.785cm" svg:y="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6cm" svg:height="0.161cm" svg:x="5.804cm" svg:y="9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0.162cm" svg:height="0.162cm" svg:x="6.045cm" svg:y="9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0.161cm" svg:height="0.161cm" svg:x="6.287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0.162cm" svg:height="0.161cm" svg:x="6.448cm" svg:y="9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0.161cm" svg:height="0.161cm" svg:x="5.562cm" svg:y="9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0.16cm" svg:height="0.162cm" svg:x="6.6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draw:layer="layout" svg:width="0.162cm" svg:height="0.161cm" svg:x="6.85cm" svg:y="8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0.161cm" svg:height="0.162cm" svg:x="7.012cm" svg:y="8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draw:layer="layout" svg:width="0.16cm" svg:height="0.161cm" svg:x="7.415cm" svg:y="8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0.161cm" svg:height="0.161cm" svg:x="7.656cm" svg:y="7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draw:layer="layout" svg:width="0.161cm" svg:height="0.162cm" svg:x="7.656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0.161cm" svg:height="0.16cm" svg:x="7.495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draw:layer="layout" svg:width="0.161cm" svg:height="0.161cm" svg:x="7.334cm" svg:y="6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7" draw:layer="layout" svg:width="1.449cm" svg:height="1.448cm" svg:x="6.691cm" svg:y="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draw:layer="layout" svg:width="0.161cm" svg:height="0.161cm" svg:x="7.334cm" svg:y="6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" draw:layer="layout" svg:width="0.162cm" svg:height="0.16cm" svg:x="7.575cm" svg:y="6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6" draw:layer="layout" svg:width="0.16cm" svg:height="0.162cm" svg:x="7.737cm" svg:y="6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5" draw:layer="layout" svg:width="0.162cm" svg:height="0.162cm" svg:x="7.897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1.449cm" svg:height="1.45cm" svg:x="8.141cm" svg:y="4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" draw:layer="layout" svg:width="0.161cm" svg:height="0.16cm" svg:x="8.139cm" svg:y="5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" draw:layer="layout" svg:width="0.161cm" svg:height="0.161cm" svg:x="8.381cm" svg:y="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" draw:layer="layout" svg:width="0.16cm" svg:height="0.161cm" svg:x="8.623cm" svg:y="5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0.161cm" svg:height="0.161cm" svg:x="8.864cm" svg:y="5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" draw:layer="layout" svg:width="0.161cm" svg:height="0.162cm" svg:x="9.106cm" svg:y="4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" draw:layer="layout" svg:width="0.161cm" svg:height="0.162cm" svg:x="9.428cm" svg:y="4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" draw:layer="layout" svg:width="0.161cm" svg:height="0.161cm" svg:x="5.562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6" draw:layer="layout" svg:width="0.162cm" svg:height="0.161cm" svg:x="5.723cm" svg:y="9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draw:layer="layout" svg:width="0.162cm" svg:height="0.161cm" svg:x="5.964cm" svg:y="8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" draw:layer="layout" svg:width="0.16cm" svg:height="0.161cm" svg:x="6.207cm" svg:y="8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" draw:layer="layout" svg:width="0.161cm" svg:height="0.161cm" svg:x="6.931cm" svg:y="7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" draw:layer="layout" svg:width="0.161cm" svg:height="0.16cm" svg:x="7.092cm" svg:y="7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6" draw:layer="layout" svg:width="0.161cm" svg:height="0.162cm" svg:x="7.334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5" draw:layer="layout" svg:width="0.162cm" svg:height="0.162cm" svg:x="6.367cm" svg:y="8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0.161cm" svg:height="0.161cm" svg:x="6.529cm" svg:y="8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5" draw:layer="layout" svg:width="0.161cm" svg:height="0.161cm" svg:x="6.77cm" svg:y="8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6" draw:layer="layout" svg:width="0.161cm" svg:height="0.161cm" svg:x="7.656cm" svg:y="7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" draw:layer="layout" svg:width="0.162cm" svg:height="0.161cm" svg:x="7.253cm" svg:y="8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6" draw:layer="layout" svg:width="0.161cm" svg:height="0.161cm" svg:x="6.931cm" svg:y="6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6" draw:layer="layout" svg:width="0.161cm" svg:height="0.16cm" svg:x="7.012cm" svg:y="6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6" draw:layer="layout" svg:width="0.161cm" svg:height="0.16cm" svg:x="7.173cm" svg:y="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" draw:layer="layout" svg:width="0.161cm" svg:height="0.162cm" svg:x="7.656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" draw:layer="layout" svg:width="0.16cm" svg:height="0.162cm" svg:x="7.41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0.161cm" svg:height="0.162cm" svg:x="6.931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layout" svg:width="0.161cm" svg:height="0.161cm" svg:x="8.381cm" svg:y="5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" draw:layer="layout" svg:width="0.161cm" svg:height="0.161cm" svg:x="8.542cm" svg:y="4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5" draw:layer="layout" svg:width="0.161cm" svg:height="0.162cm" svg:x="8.783cm" svg:y="4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" draw:layer="layout" svg:width="0.161cm" svg:height="0.161cm" svg:x="9.025cm" svg:y="4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" draw:layer="layout" svg:width="0.161cm" svg:height="0.162cm" svg:x="9.267cm" svg:y="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7" draw:layer="layout" svg:width="1.45cm" svg:height="1.45cm" svg:x="9.59cm" svg:y="4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6" draw:layer="layout" svg:width="0.161cm" svg:height="0.162cm" svg:x="9.75cm" svg:y="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6" draw:layer="layout" svg:width="0.161cm" svg:height="0.162cm" svg:x="9.992cm" svg:y="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6" draw:layer="layout" svg:width="0.161cm" svg:height="0.162cm" svg:x="10.233cm" svg:y="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" draw:layer="layout" svg:width="0.161cm" svg:height="0.162cm" svg:x="10.475cm" svg:y="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6" draw:layer="layout" svg:width="0.161cm" svg:height="0.162cm" svg:x="10.716cm" svg:y="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6" draw:layer="layout" svg:width="0.161cm" svg:height="0.161cm" svg:x="10.716cm" svg:y="5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6" draw:layer="layout" svg:width="0.161cm" svg:height="0.161cm" svg:x="10.475cm" svg:y="5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6" draw:layer="layout" svg:width="0.161cm" svg:height="0.161cm" svg:x="10.233cm" svg:y="5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6" draw:layer="layout" svg:width="0.161cm" svg:height="0.161cm" svg:x="9.992cm" svg:y="5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6" draw:layer="layout" svg:width="0.161cm" svg:height="0.161cm" svg:x="9.75cm" svg:y="5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3" draw:text-style-name="P9" draw:layer="layout" svg:width="0.259cm" svg:height="0.286cm" svg:x="26.202cm" svg:y="3.3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10" draw:layer="layout" svg:width="2.225cm" svg:height="2.224cm" svg:x="25.213cm" svg:y="2.4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9" draw:layer="layout" svg:width="0.259cm" svg:height="0.284cm" svg:x="26.202cm" svg:y="3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11" draw:layer="layout" svg:width="0.247cm" svg:height="0.248cm" svg:x="26.078cm" svg:y="3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7cm" svg:height="0.246cm" svg:x="26.449cm" svg:y="3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7cm" svg:height="0.248cm" svg:x="26.82cm" svg:y="3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7cm" svg:height="0.247cm" svg:x="27.067cm" svg:y="2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7cm" svg:x="25.707cm" svg:y="4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7cm" svg:x="25.707cm" svg:y="3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7cm" svg:height="0.246cm" svg:x="25.955cm" svg:y="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8cm" svg:x="26.325cm" svg:y="2.8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7cm" svg:height="0.248cm" svg:x="26.696cm" svg:y="2.8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3" draw:text-style-name="P9" draw:layer="layout" svg:width="0.259cm" svg:height="0.285cm" svg:x="26.176cm" svg:y="0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9" draw:layer="layout" svg:width="0.258cm" svg:height="0.284cm" svg:x="26.177cm" svg:y="0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3" draw:layer="layout" svg:width="2.225cm" svg:height="2.225cm" svg:x="25.2cm" svg:y="-0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11" draw:layer="layout" svg:width="0.246cm" svg:height="0.247cm" svg:x="25.695cm" svg:y="1.6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6cm" svg:height="0.247cm" svg:x="26.313cm" svg:y="1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8cm" svg:x="26.683cm" svg:y="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7cm" svg:x="26.683cm" svg:y="0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7cm" svg:x="26.435cm" svg:y="0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7cm" svg:height="0.247cm" svg:x="25.571cm" svg:y="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7cm" svg:height="0.247cm" svg:x="25.818cm" svg:y="0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6cm" svg:height="0.247cm" svg:x="26.189cm" svg:y="0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8cm" svg:height="0.248cm" svg:x="25.323cm" svg:y="1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7cm" svg:x="26.683cm" svg:y="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7cm" svg:x="26.065cm" svg:y="1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06" draw:text-style-name="P12" draw:layer="layout" svg:width="0.246cm" svg:height="0.248cm" svg:x="26.443cm" svg:y="-5.7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3" draw:layer="layout" svg:width="2.224cm" svg:height="2.224cm" svg:x="25.275cm" svg:y="-7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3" draw:text-style-name="P9" draw:layer="layout" svg:width="0.259cm" svg:height="0.285cm" svg:x="26.262cm" svg:y="-6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3" draw:text-style-name="P9" draw:layer="layout" svg:width="0.258cm" svg:height="0.284cm" svg:x="26.263cm" svg:y="-6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6" draw:text-style-name="P12" draw:layer="layout" svg:width="0.247cm" svg:height="0.247cm" svg:x="26.262cm" svg:y="-6.1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2" draw:layer="layout" svg:width="0.247cm" svg:height="0.247cm" svg:x="26.633cm" svg:y="-6.4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2" draw:layer="layout" svg:width="0.247cm" svg:height="0.247cm" svg:x="26.88cm" svg:y="-6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11" draw:layer="layout" svg:width="0.247cm" svg:height="0.247cm" svg:x="27.127cm" svg:y="-7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2" draw:layer="layout" svg:width="0.247cm" svg:height="0.247cm" svg:x="25.644cm" svg:y="-6.1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2" draw:layer="layout" svg:width="0.247cm" svg:height="0.247cm" svg:x="25.768cm" svg:y="-6.6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2" draw:layer="layout" svg:width="0.247cm" svg:height="0.247cm" svg:x="26.015cm" svg:y="-6.9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11" draw:layer="layout" svg:width="0.248cm" svg:height="0.247cm" svg:x="26.756cm" svg:y="-7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11" draw:layer="layout" svg:width="0.247cm" svg:height="0.247cm" svg:x="26.386cm" svg:y="-7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11" draw:layer="layout" svg:width="0.247cm" svg:height="0.247cm" svg:x="25.644cm" svg:y="-7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3" draw:text-style-name="P9" draw:layer="layout" svg:width="0.26cm" svg:height="0.285cm" svg:x="26.26cm" svg:y="-1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9" draw:layer="layout" svg:width="0.258cm" svg:height="0.283cm" svg:x="26.262cm" svg:y="-1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3" draw:layer="layout" svg:width="2.224cm" svg:height="2.224cm" svg:x="25.275cm" svg:y="-2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11" draw:layer="layout" svg:width="0.248cm" svg:height="0.247cm" svg:x="25.642cm" svg:y="-0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6cm" svg:height="0.247cm" svg:x="26.014cm" svg:y="-1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8cm" svg:height="0.248cm" svg:x="26.384cm" svg:y="-1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7cm" svg:height="0.247cm" svg:x="26.755cm" svg:y="-1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6cm" svg:height="0.247cm" svg:x="27.25cm" svg:y="-1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8cm" svg:height="0.248cm" svg:x="25.642cm" svg:y="-1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7cm" svg:height="0.247cm" svg:x="25.89cm" svg:y="-1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8cm" svg:height="0.247cm" svg:x="26.26cm" svg:y="-2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6cm" svg:height="0.248cm" svg:x="26.632cm" svg:y="-1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1" draw:layer="layout" svg:width="0.248cm" svg:height="0.247cm" svg:x="27.002cm" svg:y="-2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3" draw:text-style-name="P9" draw:layer="layout" svg:width="0.259cm" svg:height="0.285cm" svg:x="26.275cm" svg:y="-4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9" draw:layer="layout" svg:width="0.259cm" svg:height="0.283cm" svg:x="26.275cm" svg:y="-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13" draw:layer="layout" svg:width="2.224cm" svg:height="2.225cm" svg:x="25.289cm" svg:y="-5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2" draw:layer="layout" svg:width="0.246cm" svg:height="0.247cm" svg:x="25.534cm" svg:y="-4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7cm" svg:x="25.904cm" svg:y="-4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7cm" svg:height="0.247cm" svg:x="26.275cm" svg:y="-4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7cm" svg:height="0.247cm" svg:x="26.646cm" svg:y="-4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7cm" svg:x="27.016cm" svg:y="-4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8cm" svg:x="27.016cm" svg:y="-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7cm" svg:height="0.248cm" svg:x="26.646cm" svg:y="-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7cm" svg:height="0.248cm" svg:x="26.275cm" svg:y="-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8cm" svg:height="0.248cm" svg:x="25.904cm" svg:y="-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" draw:layer="layout" svg:width="0.246cm" svg:height="0.248cm" svg:x="25.534cm" svg:y="-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11" draw:text-style-name="P14" draw:layer="layout" svg:width="0.9cm" svg:height="0.855cm" svg:x="2.2cm" svg:y="1.4cm">
            <draw:text-box>
              <text:p><text:span text:style-name="T2">4</text:span></text:p>
            </draw:text-box>
          </draw:frame>
          <draw:custom-shape draw:style-name="gr112" draw:text-style-name="P11" draw:layer="layout" svg:width="0.4cm" svg:height="0.4cm" svg:x="1.5cm" svg:y="1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layout" svg:width="0.4cm" svg:height="0.4cm" svg:x="1.5cm" svg:y="2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1" draw:text-style-name="P14" draw:layer="layout" svg:width="1.1cm" svg:height="0.855cm" svg:x="2.2cm" svg:y="2.401cm">
            <draw:text-box>
              <text:p><text:span text:style-name="T2">7</text:span></text:p>
            </draw:text-box>
          </draw:frame>
        </draw:g>
        <draw:g>
          <draw:frame draw:style-name="gr111" draw:text-style-name="P14" draw:layer="layout" svg:width="0.9cm" svg:height="0.855cm" svg:x="13.3cm" svg:y="6.444cm">
            <draw:text-box>
              <text:p><text:span text:style-name="T2">0</text:span></text:p>
            </draw:text-box>
          </draw:frame>
          <draw:custom-shape draw:style-name="gr112" draw:text-style-name="P11" draw:layer="layout" svg:width="0.4cm" svg:height="0.4cm" svg:x="12.6cm" svg:y="6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layout" svg:width="0.4cm" svg:height="0.4cm" svg:x="12.6cm" svg:y="7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1" draw:text-style-name="P14" draw:layer="layout" svg:width="1.4cm" svg:height="0.855cm" svg:x="13.3cm" svg:y="7.445cm">
            <draw:text-box>
              <text:p><text:span text:style-name="T2">10</text:span></text:p>
            </draw:text-box>
          </draw:frame>
        </draw:g>
        <draw:custom-shape draw:style-name="gr112" draw:text-style-name="P11" draw:layer="layout" svg:width="0.4cm" svg:height="0.4cm" svg:x="28.113cm" svg:y="-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2" draw:layer="layout" svg:width="0.4cm" svg:height="0.4cm" svg:x="28.113cm" svg:y="-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4" draw:layer="layout" svg:width="1.4cm" svg:height="0.855cm" svg:x="28.813cm" svg:y="-1.555cm">
          <draw:text-box>
            <text:p><text:span text:style-name="T2">0</text:span></text:p>
          </draw:text-box>
        </draw:frame>
        <draw:frame draw:style-name="gr114" draw:text-style-name="P14" draw:layer="layout" svg:width="1.2cm" svg:height="0.831cm" svg:x="28.813cm" svg:y="-2.5cm">
          <draw:text-box>
            <text:p><text:span text:style-name="T2">1</text:span><text:span text:style-name="T2">0</text:span></text:p>
          </draw:text-box>
        </draw:frame>
        <draw:g>
          <draw:custom-shape draw:style-name="gr112" draw:text-style-name="P11" draw:layer="layout" svg:width="0.4cm" svg:height="0.4cm" svg:x="1.5cm" svg:y="8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layout" svg:width="0.4cm" svg:height="0.4cm" svg:x="1.5cm" svg:y="9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1" draw:text-style-name="P14" draw:layer="layout" svg:width="1.4cm" svg:height="0.855cm" svg:x="2.2cm" svg:y="9.045cm">
            <draw:text-box>
              <text:p><text:span text:style-name="T2">7</text:span></text:p>
            </draw:text-box>
          </draw:frame>
          <draw:frame draw:style-name="gr114" draw:text-style-name="P14" draw:layer="layout" svg:width="1.2cm" svg:height="0.831cm" svg:x="2.2cm" svg:y="8.1cm">
            <draw:text-box>
              <text:p><text:span text:style-name="T2">4</text:span></text:p>
            </draw:text-box>
          </draw:frame>
        </draw:g>
        <draw:g>
          <draw:custom-shape draw:style-name="gr112" draw:text-style-name="P11" draw:layer="layout" svg:width="0.4cm" svg:height="0.4cm" svg:x="7.1cm" svg:y="11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layout" svg:width="0.4cm" svg:height="0.4cm" svg:x="7.1cm" svg:y="12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1" draw:text-style-name="P14" draw:layer="layout" svg:width="1.4cm" svg:height="0.855cm" svg:x="7.8cm" svg:y="12.045cm">
            <draw:text-box>
              <text:p><text:span text:style-name="T2">4</text:span></text:p>
            </draw:text-box>
          </draw:frame>
          <draw:frame draw:style-name="gr114" draw:text-style-name="P14" draw:layer="layout" svg:width="1.2cm" svg:height="0.831cm" svg:x="7.8cm" svg:y="11.1cm">
            <draw:text-box>
              <text:p><text:span text:style-name="T2">5</text:span></text:p>
            </draw:text-box>
          </draw:frame>
        </draw:g>
        <draw:g>
          <draw:custom-shape draw:style-name="gr112" draw:text-style-name="P11" draw:layer="layout" svg:width="0.4cm" svg:height="0.4cm" svg:x="9.2cm" svg:y="1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layout" svg:width="0.4cm" svg:height="0.4cm" svg:x="9.2cm" svg:y="2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1" draw:text-style-name="P14" draw:layer="layout" svg:width="1.4cm" svg:height="0.855cm" svg:x="9.9cm" svg:y="2.045cm">
            <draw:text-box>
              <text:p><text:span text:style-name="T2">0</text:span></text:p>
            </draw:text-box>
          </draw:frame>
          <draw:frame draw:style-name="gr114" draw:text-style-name="P14" draw:layer="layout" svg:width="1.2cm" svg:height="0.831cm" svg:x="9.9cm" svg:y="1.1cm">
            <draw:text-box>
              <text:p><text:span text:style-name="T2">10</text:span></text:p>
            </draw:text-box>
          </draw:frame>
        </draw:g>
        <draw:custom-shape draw:style-name="gr115" draw:text-style-name="P15" draw:layer="layout" svg:width="1.837cm" svg:height="2.1cm" svg:x="1.3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7cm" svg:y1="5.8cm" svg:x2="3.1cm" svg:y2="2.4cm">
          <text:p/>
        </draw:line>
        <draw:line draw:style-name="gr116" draw:text-style-name="P15" draw:layer="layout" svg:x1="6.7cm" svg:y1="7.9cm" svg:x2="3.1cm" svg:y2="9.1cm">
          <text:p/>
        </draw:line>
        <draw:custom-shape draw:style-name="gr117" draw:text-style-name="P15" draw:layer="layout" svg:width="1.837cm" svg:height="2.1cm" svg:x="1.263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5" draw:layer="layout" svg:width="1.837cm" svg:height="2.1cm" svg:x="6.9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5" draw:layer="layout" svg:width="1.837cm" svg:height="2.1cm" svg:x="12.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5" draw:layer="layout" svg:width="1.837cm" svg:height="2.1cm" svg:x="9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6.1cm" svg:y1="10.1cm" svg:x2="6.9cm" svg:y2="12.2cm">
          <text:p/>
        </draw:line>
        <draw:line draw:style-name="gr116" draw:text-style-name="P15" draw:layer="layout" svg:x1="8.9cm" svg:y1="4.4cm" svg:x2="9.9cm" svg:y2="3.2cm">
          <text:p/>
        </draw:line>
        <draw:line draw:style-name="gr116" draw:text-style-name="P15" draw:layer="layout" svg:x1="10.8cm" svg:y1="5.6cm" svg:x2="12.5cm" svg:y2="7.4cm">
          <text:p/>
        </draw:line>
        <draw:frame draw:style-name="gr118" draw:text-style-name="P17" draw:layer="layout" svg:width="6.2cm" svg:height="2.9cm" svg:x="13.7cm" svg:y="1.5cm">
          <draw:text-box>
            <text:p text:style-name="P16"><text:span text:style-name="T3">True habitat counts/rati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1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20:46:15.222935562</meta:creation-date>
    <dc:date>2016-11-03T15:16:56.048393824</dc:date>
    <meta:editing-duration>PT14H43M35S</meta:editing-duration>
    <meta:editing-cycles>35</meta:editing-cycles>
    <meta:generator>LibreOffice/5.2.2.2.0$Linux_X86_64 LibreOffice_project/20m0$Build-2</meta:generator>
    <meta:document-statistic meta:object-count="215"/>
  </office:meta>
</office:document-meta>
</file>